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df2dd"/>
    </style:style>
    <style:style style:name="P2" style:family="paragraph" style:parent-style-name="Standard">
      <style:text-properties officeooo:rsid="001df2dd" officeooo:paragraph-rsid="001df2dd"/>
    </style:style>
    <style:style style:name="P3" style:family="paragraph" style:parent-style-name="Standard">
      <style:text-properties officeooo:paragraph-rsid="001df2dd"/>
    </style:style>
    <style:style style:name="T1" style:family="text">
      <style:text-properties officeooo:rsid="001fc95f"/>
    </style:style>
    <style:style style:name="T2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Lato" fo:font-size="12pt" fo:letter-spacing="normal" fo:font-style="normal" fo:font-weight="normal" officeooo:rsid="001fc95f"/>
    </style:style>
    <style:style style:name="T4" style:family="text">
      <style:text-properties fo:font-variant="normal" fo:text-transform="none" fo:color="#333333" style:font-name="Lato" fo:font-size="12pt" fo:letter-spacing="normal" fo:font-style="normal" fo:font-weight="normal" officeooo:rsid="00200e9f"/>
    </style:style>
    <style:style style:name="T5" style:family="text">
      <style:text-properties fo:font-variant="normal" fo:text-transform="none" fo:color="#333333" style:font-name="Lato" fo:font-size="12pt" fo:letter-spacing="normal" fo:font-style="normal" fo:font-weight="normal" officeooo:rsid="0020d516"/>
    </style:style>
    <style:style style:name="T6" style:family="text">
      <style:text-properties officeooo:rsid="001df2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<text:span text:style-name="T1">incident show : le bouton modifier ne marche pas directement , il marche apres rafraichissement de la page</text:span></text:p>
      <text:p text:style-name="P1"><text:span text:style-name="T6">- Le reset du password me dit que le « </text:span><text:span text:style-name="T2">Reset password token a expiré, merci d'en faire une nouvelle demande » … </text:span><text:span text:style-name="T3">est ce que si on supprime le controller passwordController , les methodes vont se réecrire en arriere plan toute seule ?</text:span></text:p>
      <text:p text:style-name="P1"/>
      <text:p text:style-name="P1"><text:span text:style-name="T3">- </text:span><text:span text:style-name="T4">faire un fade in dans le printer/show lorsque l'on valide le consommable</text:span></text:p>
      <text:p text:style-name="P1"/>
      <text:p text:style-name="P1"><text:span text:style-name="T4">- </text:span><text:span text:style-name="T5">Changer l'id de l'input dans le printers/ne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1:30:08.043791860</meta:creation-date>
    <dc:date>2015-02-13T16:03:13.641479797</dc:date>
    <meta:editing-duration>PT1H28M37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1" meta:paragraph-count="4" meta:word-count="84" meta:character-count="460" meta:non-whitespace-character-count="380"/>
  </office:meta>
</office:document-meta>
</file>